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48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 style:data-style-name="N37"/>
    <style:style style:name="ce3" style:family="table-cell" style:parent-style-name="Default" style:data-style-name="N10">
      <style:table-cell-properties fo:background-color="#669933"/>
    </style:style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 office:value-type="string">
            <text:p>Stardom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Use numbers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>
            <text:p>Win stage = Solve all 9 boxes</text:p>
          </table:table-cell>
        </table:table-row>
        <table:table-row table:style-name="ro1">
          <table:table-cell table:number-columns-repeated="5"/>
          <table:table-cell office:value-type="string">
            <text:p>3x3</text:p>
          </table:table-cell>
          <table:table-cell table:number-columns-repeated="2"/>
          <table:table-cell office:value-type="string">
            <text:p>Math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>
            <text:p>starting pieces on right</text:p>
          </table:table-cell>
        </table:table-row>
        <table:table-row table:style-name="ro2">
          <table:table-cell/>
          <table:table-cell office:value-type="string">
            <text:p>Metroidvania</text:p>
          </table:table-cell>
          <table:table-cell table:number-columns-repeated="6"/>
          <table:table-cell office:value-type="string">
            <text:p>Colors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>
            <text:p>win box – release piece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Numbers and Shapes</text:p>
          </table:table-cell>
          <table:table-cell table:number-columns-repeated="6"/>
          <table:table-cell office:value-type="string">
            <text:p>Shapes</text:p>
          </table:table-cell>
          <table:table-cell table:number-columns-repeated="3"/>
        </table:table-row>
      </table:table>
      <table:table table:name="Schedule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date" office:date-value="2021-11-13">
            <text:p>11/13/21</text:p>
          </table:table-cell>
          <table:table-cell office:value-type="string">
            <text:p>Sat</text:p>
          </table:table-cell>
          <table:table-cell table:number-columns-repeated="2"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1-11-14">
            <text:p>11/14/21</text:p>
          </table:table-cell>
          <table:table-cell office:value-type="string">
            <text:p>Sun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1-11-15">
            <text:p>11/15/21</text:p>
          </table:table-cell>
          <table:table-cell office:value-type="string">
            <text:p>Mon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1-11-16">
            <text:p>11/16/21</text:p>
          </table:table-cell>
          <table:table-cell office:value-type="string">
            <text:p>Tue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1-11-17">
            <text:p>11/17/21</text:p>
          </table:table-cell>
          <table:table-cell office:value-type="string">
            <text:p>Wed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1-11-18">
            <text:p>11/18/21</text:p>
          </table:table-cell>
          <table:table-cell office:value-type="string">
            <text:p>Thu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1-11-19">
            <text:p>11/19/21</text:p>
          </table:table-cell>
          <table:table-cell office:value-type="string">
            <text:p>Fri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1-11-20">
            <text:p>11/20/21</text:p>
          </table:table-cell>
          <table:table-cell office:value-type="string">
            <text:p>Sat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1-11-21">
            <text:p>11/21/21</text:p>
          </table:table-cell>
          <table:table-cell office:value-type="string">
            <text:p>Sun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1-11-22">
            <text:p>11/22/21</text:p>
          </table:table-cell>
          <table:table-cell office:value-type="string">
            <text:p>Mon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1-11-23">
            <text:p>11/23/21</text:p>
          </table:table-cell>
          <table:table-cell office:value-type="string">
            <text:p>Tue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1-11-24">
            <text:p>11/24/21</text:p>
          </table:table-cell>
          <table:table-cell office:value-type="string">
            <text:p>Wed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1-11-25">
            <text:p>11/25/21</text:p>
          </table:table-cell>
          <table:table-cell office:value-type="string">
            <text:p>Thu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1-11-26">
            <text:p>11/26/21</text:p>
          </table:table-cell>
          <table:table-cell office:value-type="string">
            <text:p>Fri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1-11-27">
            <text:p>11/27/21</text:p>
          </table:table-cell>
          <table:table-cell office:value-type="string">
            <text:p>Sat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1-11-28">
            <text:p>11/28/21</text:p>
          </table:table-cell>
          <table:table-cell office:value-type="string">
            <text:p>Sun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 table:number-rows-repeated="3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formula="of:=SUM([.D3:.D21])" office:value-type="float" office:value="115">
            <text:p>115</text:p>
          </table:table-cell>
          <table:table-cell table:formula="of:=SUM([.E3:.E18])" office:value-type="float" office:value="10">
            <text:p>10</text:p>
          </table:table-cell>
          <table:table-cell/>
          <table:table-cell table:style-name="ce3" table:formula="of:=([.E22]/[.D22])" office:value-type="percentage" office:value="0.0869565217391304" table:number-columns-spanned="2" table:number-rows-spanned="2">
            <text:p>9%</text:p>
          </table:table-cell>
          <table:covered-table-cell/>
        </table:table-row>
        <table:table-row table:style-name="ro1">
          <table:table-cell/>
          <table:table-cell table:style-name="Default"/>
          <table:table-cell table:number-columns-repeated="4"/>
          <table:covered-table-cell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4">11/14/2021</text:date>, <text:time>02:2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3T13:58:06.23</meta:creation-date>
    <dc:date>2021-11-14T02:27:09.03</dc:date>
    <meta:editing-duration>PT8H43M31S</meta:editing-duration>
    <meta:editing-cycles>1</meta:editing-cycles>
    <meta:document-statistic meta:table-count="3" meta:cell-count="63" meta:object-count="0"/>
    <meta:generator>OpenOffice/4.1.9$Win32 OpenOffice.org_project/419m1$Build-9805</meta:generator>
  </office:meta>
</office:document-meta>
</file>